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6979in" fo:margin-left="0in" fo:break-before="auto" fo:break-after="auto" table:align="left"/>
    </style:style>
    <style:style style:name="Table1.A" style:family="table-column">
      <style:table-column-properties style:column-width="1.5in"/>
    </style:style>
    <style:style style:name="Table1.B" style:family="table-column">
      <style:table-column-properties style:column-width="1.8125in"/>
    </style:style>
    <style:style style:name="Table1.C" style:family="table-column">
      <style:table-column-properties style:column-width="3.385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5in"/>
    </style:style>
    <style:style style:name="Table2.B" style:family="table-column">
      <style:table-column-properties style:column-width="1.8125in"/>
    </style:style>
    <style:style style:name="Table2.C" style:family="table-column">
      <style:table-column-properties style:column-width="3.3854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5in"/>
    </style:style>
    <style:style style:name="Table3.B" style:family="table-column">
      <style:table-column-properties style:column-width="1.8125in"/>
    </style:style>
    <style:style style:name="Table3.C" style:family="table-column">
      <style:table-column-properties style:column-width="3.3854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75in" fo:margin-left="0in" table:align="left"/>
    </style:style>
    <style:style style:name="Table4.A" style:family="table-column">
      <style:table-column-properties style:column-width="1.5in"/>
    </style:style>
    <style:style style:name="Table4.B" style:family="table-column">
      <style:table-column-properties style:column-width="1.8125in"/>
    </style:style>
    <style:style style:name="Table4.C" style:family="table-column">
      <style:table-column-properties style:column-width="3.437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style>
    <style:style style:name="Table6.A" style:family="table-column">
      <style:table-column-properties style:column-width="1.5in"/>
    </style:style>
    <style:style style:name="Table6.B" style:family="table-column">
      <style:table-column-properties style:column-width="1.8125in"/>
    </style:style>
    <style:style style:name="Table6.C" style:family="table-column">
      <style:table-column-properties style:column-width="3.3854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3" style:family="table-row">
      <style:table-row-properties style:min-row-height="0.25in"/>
    </style:style>
    <style:style style:name="P1" style:family="paragraph" style:parent-style-name="Standard">
      <style:text-properties officeooo:rsid="000115cf" officeooo:paragraph-rsid="000115cf"/>
    </style:style>
    <style:style style:name="P2" style:family="paragraph" style:parent-style-name="Standard">
      <style:text-properties officeooo:paragraph-rsid="001f8499"/>
    </style:style>
    <style:style style:name="P3" style:family="paragraph" style:parent-style-name="Standard">
      <style:text-properties officeooo:rsid="0022bdc5" officeooo:paragraph-rsid="0022bdc5"/>
    </style:style>
    <style:style style:name="P4" style:family="paragraph" style:parent-style-name="Text_20_body">
      <style:text-properties officeooo:paragraph-rsid="0002c329"/>
    </style:style>
    <style:style style:name="P5" style:family="paragraph" style:parent-style-name="Text_20_body">
      <style:text-properties officeooo:rsid="000a00d3" officeooo:paragraph-rsid="000a00d3"/>
    </style:style>
    <style:style style:name="P6" style:family="paragraph" style:parent-style-name="Text_20_body">
      <style:text-properties officeooo:rsid="000a7313" officeooo:paragraph-rsid="000a7313"/>
    </style:style>
    <style:style style:name="P7" style:family="paragraph" style:parent-style-name="Text_20_body">
      <style:text-properties officeooo:rsid="000ecbfa" officeooo:paragraph-rsid="000ecbfa"/>
    </style:style>
    <style:style style:name="P8" style:family="paragraph" style:parent-style-name="Text_20_body">
      <style:text-properties officeooo:rsid="000ff89e" officeooo:paragraph-rsid="000ff89e"/>
    </style:style>
    <style:style style:name="P9" style:family="paragraph" style:parent-style-name="Text_20_body">
      <style:text-properties officeooo:rsid="0011e554" officeooo:paragraph-rsid="0011e554"/>
    </style:style>
    <style:style style:name="P10" style:family="paragraph" style:parent-style-name="Text_20_body">
      <style:text-properties officeooo:rsid="0015f15e" officeooo:paragraph-rsid="0015f15e"/>
    </style:style>
    <style:style style:name="P11" style:family="paragraph" style:parent-style-name="Text_20_body">
      <style:text-properties officeooo:rsid="001d1755" officeooo:paragraph-rsid="001d1755"/>
    </style:style>
    <style:style style:name="P12" style:family="paragraph" style:parent-style-name="Text_20_body">
      <style:text-properties officeooo:rsid="00171d58" officeooo:paragraph-rsid="00171d58"/>
    </style:style>
    <style:style style:name="P13" style:family="paragraph" style:parent-style-name="Text_20_body">
      <style:text-properties officeooo:rsid="001da935" officeooo:paragraph-rsid="001da935"/>
    </style:style>
    <style:style style:name="P14" style:family="paragraph" style:parent-style-name="Text_20_body">
      <style:text-properties officeooo:paragraph-rsid="001f8499"/>
    </style:style>
    <style:style style:name="P15" style:family="paragraph" style:parent-style-name="Text_20_body">
      <style:text-properties officeooo:rsid="0022bdc5" officeooo:paragraph-rsid="0022bdc5"/>
    </style:style>
    <style:style style:name="P16" style:family="paragraph" style:parent-style-name="Text_20_body">
      <style:text-properties officeooo:rsid="00059b71" officeooo:paragraph-rsid="00059b71"/>
    </style:style>
    <style:style style:name="P17" style:family="paragraph" style:parent-style-name="Text_20_body">
      <style:text-properties officeooo:rsid="0013c70b" officeooo:paragraph-rsid="003053fd"/>
    </style:style>
    <style:style style:name="P18" style:family="paragraph" style:parent-style-name="Text_20_body">
      <style:text-properties officeooo:rsid="0032a52b" officeooo:paragraph-rsid="0032a52b"/>
    </style:style>
    <style:style style:name="P19" style:family="paragraph" style:parent-style-name="Text_20_body">
      <style:text-properties officeooo:rsid="0032f1ed" officeooo:paragraph-rsid="0032f1ed"/>
    </style:style>
    <style:style style:name="P20" style:family="paragraph" style:parent-style-name="Text_20_body">
      <style:text-properties officeooo:rsid="0036604f" officeooo:paragraph-rsid="0036604f"/>
    </style:style>
    <style:style style:name="P21" style:family="paragraph" style:parent-style-name="Text_20_body">
      <style:text-properties officeooo:rsid="0023b9da" officeooo:paragraph-rsid="00395754"/>
    </style:style>
    <style:style style:name="P22" style:family="paragraph" style:parent-style-name="Frame_20_contents">
      <style:paragraph-properties fo:text-align="end" style:justify-single-word="false"/>
      <style:text-properties officeooo:rsid="001996be" officeooo:paragraph-rsid="001996be"/>
    </style:style>
    <style:style style:name="P23" style:family="paragraph" style:parent-style-name="Frame_20_contents">
      <style:paragraph-properties fo:text-align="end" style:justify-single-word="false"/>
      <style:text-properties officeooo:rsid="001accff" officeooo:paragraph-rsid="001accff"/>
    </style:style>
    <style:style style:name="P24" style:family="paragraph" style:parent-style-name="Table_20_Contents">
      <style:text-properties fo:font-weight="bold" officeooo:rsid="001da935" officeooo:paragraph-rsid="001da935" style:font-weight-asian="bold" style:font-weight-complex="bold"/>
    </style:style>
    <style:style style:name="P25" style:family="paragraph" style:parent-style-name="Table_20_Contents">
      <style:text-properties fo:font-weight="bold" officeooo:rsid="001da935" officeooo:paragraph-rsid="001f8499" style:font-weight-asian="bold" style:font-weight-complex="bold"/>
    </style:style>
    <style:style style:name="P26" style:family="paragraph" style:parent-style-name="Table_20_Contents">
      <style:text-properties fo:font-weight="bold" officeooo:rsid="001da935" officeooo:paragraph-rsid="0022517f" style:font-weight-asian="bold" style:font-weight-complex="bold"/>
    </style:style>
    <style:style style:name="P27" style:family="paragraph" style:parent-style-name="Table_20_Contents">
      <style:text-properties fo:font-weight="bold" officeooo:rsid="001ea284" officeooo:paragraph-rsid="001da935" style:font-weight-asian="bold" style:font-weight-complex="bold"/>
    </style:style>
    <style:style style:name="P28" style:family="paragraph" style:parent-style-name="Table_20_Contents">
      <style:text-properties fo:font-weight="bold" officeooo:rsid="001ea284" officeooo:paragraph-rsid="001f8499" style:font-weight-asian="bold" style:font-weight-complex="bold"/>
    </style:style>
    <style:style style:name="P29" style:family="paragraph" style:parent-style-name="Table_20_Contents">
      <style:text-properties fo:font-weight="bold" officeooo:rsid="001ea284" officeooo:paragraph-rsid="0022517f" style:font-weight-asian="bold" style:font-weight-complex="bold"/>
    </style:style>
    <style:style style:name="P30" style:family="paragraph" style:parent-style-name="Table_20_Contents">
      <style:text-properties officeooo:rsid="001ea284" officeooo:paragraph-rsid="001ea284"/>
    </style:style>
    <style:style style:name="P31" style:family="paragraph" style:parent-style-name="Table_20_Contents">
      <style:text-properties fo:language="en" fo:country="US" officeooo:rsid="001ea284" officeooo:paragraph-rsid="001ea284"/>
    </style:style>
    <style:style style:name="P32" style:family="paragraph" style:parent-style-name="Table_20_Contents">
      <style:text-properties fo:language="en" fo:country="US" officeooo:rsid="001f8499" officeooo:paragraph-rsid="001f8499"/>
    </style:style>
    <style:style style:name="P33" style:family="paragraph" style:parent-style-name="Table_20_Contents">
      <style:text-properties fo:language="en" fo:country="US" officeooo:rsid="0022517f" officeooo:paragraph-rsid="0022517f"/>
    </style:style>
    <style:style style:name="P34" style:family="paragraph" style:parent-style-name="Table_20_Contents">
      <style:text-properties fo:language="en" fo:country="US" officeooo:rsid="0022bdc5" officeooo:paragraph-rsid="0022bdc5"/>
    </style:style>
    <style:style style:name="P35" style:family="paragraph" style:parent-style-name="Table_20_Contents">
      <style:text-properties fo:language="en" fo:country="US" officeooo:rsid="002a32b4" officeooo:paragraph-rsid="002a32b4"/>
    </style:style>
    <style:style style:name="P36" style:family="paragraph" style:parent-style-name="Table_20_Contents">
      <style:text-properties fo:language="en" fo:country="US" officeooo:rsid="0030709b" officeooo:paragraph-rsid="0030709b"/>
    </style:style>
    <style:style style:name="P37" style:family="paragraph" style:parent-style-name="Table_20_Contents">
      <style:text-properties fo:language="en" fo:country="US" officeooo:rsid="00397656" officeooo:paragraph-rsid="00397656"/>
    </style:style>
    <style:style style:name="P38" style:family="paragraph" style:parent-style-name="Table_20_Contents">
      <style:text-properties officeooo:rsid="001f8499" officeooo:paragraph-rsid="001f8499"/>
    </style:style>
    <style:style style:name="P39" style:family="paragraph" style:parent-style-name="Table_20_Contents">
      <style:text-properties officeooo:rsid="001f8499" officeooo:paragraph-rsid="0022517f"/>
    </style:style>
    <style:style style:name="P40" style:family="paragraph" style:parent-style-name="Table_20_Contents">
      <style:text-properties officeooo:rsid="0022517f" officeooo:paragraph-rsid="0022517f"/>
    </style:style>
    <style:style style:name="P41" style:family="paragraph" style:parent-style-name="Table_20_Contents">
      <style:text-properties officeooo:rsid="0022bdc5" officeooo:paragraph-rsid="0022bdc5"/>
    </style:style>
    <style:style style:name="P42" style:family="paragraph" style:parent-style-name="Table_20_Contents">
      <style:text-properties fo:font-weight="normal" officeooo:rsid="0023b9da" officeooo:paragraph-rsid="0023b9da" style:font-weight-asian="normal" style:font-weight-complex="normal"/>
    </style:style>
    <style:style style:name="P43" style:family="paragraph" style:parent-style-name="Table_20_Contents">
      <style:text-properties officeooo:rsid="002a32b4" officeooo:paragraph-rsid="002a32b4"/>
    </style:style>
    <style:style style:name="P44" style:family="paragraph" style:parent-style-name="Table_20_Contents">
      <style:text-properties officeooo:rsid="00395754" officeooo:paragraph-rsid="00395754"/>
    </style:style>
    <style:style style:name="P45" style:family="paragraph" style:parent-style-name="Table_20_Contents">
      <style:text-properties officeooo:rsid="00397656" officeooo:paragraph-rsid="00397656"/>
    </style:style>
    <style:style style:name="P46" style:family="paragraph" style:parent-style-name="Contents_20_Heading">
      <style:paragraph-properties fo:break-before="page"/>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3">
      <style:paragraph-properties>
        <style:tab-stops>
          <style:tab-stop style:position="6.3in" style:type="right" style:leader-style="dotted" style:leader-text="."/>
        </style:tab-stops>
      </style:paragraph-properties>
    </style:style>
    <style:style style:name="P49" style:family="paragraph" style:parent-style-name="Contents_20_5">
      <style:paragraph-properties>
        <style:tab-stops>
          <style:tab-stop style:position="5.9071in" style:type="right" style:leader-style="dotted" style:leader-text="."/>
        </style:tab-stops>
      </style:paragraph-properties>
    </style:style>
    <style:style style:name="P50" style:family="paragraph" style:parent-style-name="Contents_20_4">
      <style:paragraph-properties>
        <style:tab-stops>
          <style:tab-stop style:position="6.1035in" style:type="right" style:leader-style="dotted" style:leader-text="."/>
        </style:tab-stops>
      </style:paragraph-properties>
    </style:style>
    <style:style style:name="P51" style:family="paragraph" style:parent-style-name="Standard" style:master-page-name="First_20_Page">
      <style:paragraph-properties style:page-number="auto"/>
      <style:text-properties officeooo:rsid="001996be" officeooo:paragraph-rsid="001996be"/>
    </style:style>
    <style:style style:name="P52" style:family="paragraph" style:parent-style-name="Text_20_body">
      <style:text-properties officeooo:rsid="003a0a70" officeooo:paragraph-rsid="003a0a70"/>
    </style:style>
    <style:style style:name="P53" style:family="paragraph" style:parent-style-name="Text_20_body">
      <style:text-properties officeooo:rsid="003e98cb" officeooo:paragraph-rsid="003e98cb"/>
    </style:style>
    <style:style style:name="P54" style:family="paragraph" style:parent-style-name="Text_20_body">
      <style:text-properties officeooo:rsid="00404683" officeooo:paragraph-rsid="00404683"/>
    </style:style>
    <style:style style:name="P55" style:family="paragraph" style:parent-style-name="Text_20_body">
      <style:text-properties officeooo:rsid="0041a361" officeooo:paragraph-rsid="0041a361"/>
    </style:style>
    <style:style style:name="P56" style:family="paragraph" style:parent-style-name="Title" style:master-page-name="First_20_Page">
      <style:paragraph-properties fo:text-align="center" style:justify-single-word="false" style:page-number="auto"/>
      <style:text-properties officeooo:paragraph-rsid="0017a9f8"/>
    </style:style>
    <style:style style:name="P57" style:family="paragraph" style:parent-style-name="Heading_20_1">
      <style:text-properties officeooo:rsid="000115cf" officeooo:paragraph-rsid="000115cf"/>
    </style:style>
    <style:style style:name="P58" style:family="paragraph" style:parent-style-name="Heading_20_1">
      <style:text-properties officeooo:rsid="001d1755" officeooo:paragraph-rsid="001d1755"/>
    </style:style>
    <style:style style:name="P59" style:family="paragraph" style:parent-style-name="Heading_20_1">
      <style:text-properties officeooo:rsid="0036604f" officeooo:paragraph-rsid="0036604f"/>
    </style:style>
    <style:style style:name="P60" style:family="paragraph" style:parent-style-name="Heading_20_1">
      <style:text-properties officeooo:rsid="002bd8d8" officeooo:paragraph-rsid="003212f3"/>
    </style:style>
    <style:style style:name="P61" style:family="paragraph" style:parent-style-name="Heading_20_1" style:list-style-name="">
      <style:text-properties officeooo:rsid="0032a52b" officeooo:paragraph-rsid="0032a52b"/>
    </style:style>
    <style:style style:name="P62" style:family="paragraph" style:parent-style-name="Heading_20_1">
      <style:text-properties officeooo:rsid="003e98cb" officeooo:paragraph-rsid="003e98cb"/>
    </style:style>
    <style:style style:name="P63" style:family="paragraph" style:parent-style-name="Heading_20_1">
      <style:text-properties officeooo:rsid="0041a361" officeooo:paragraph-rsid="0041a361"/>
    </style:style>
    <style:style style:name="P64" style:family="paragraph" style:parent-style-name="Heading_20_1">
      <style:paragraph-properties fo:break-before="page"/>
      <style:text-properties officeooo:rsid="000115cf" officeooo:paragraph-rsid="000115cf"/>
    </style:style>
    <style:style style:name="P65" style:family="paragraph" style:parent-style-name="Heading_20_1">
      <style:paragraph-properties fo:break-before="page"/>
      <style:text-properties officeooo:rsid="002bd8d8" officeooo:paragraph-rsid="003212f3"/>
    </style:style>
    <style:style style:name="P66" style:family="paragraph" style:parent-style-name="Heading_20_1">
      <style:paragraph-properties fo:break-before="page"/>
      <style:text-properties officeooo:rsid="0032a52b" officeooo:paragraph-rsid="0032a52b"/>
    </style:style>
    <style:style style:name="P67" style:family="paragraph" style:parent-style-name="Heading_20_2">
      <style:text-properties officeooo:rsid="003e98cb" officeooo:paragraph-rsid="003e98cb"/>
    </style:style>
    <style:style style:name="P68" style:family="paragraph" style:parent-style-name="Heading_20_4">
      <style:text-properties officeooo:rsid="00290053" officeooo:paragraph-rsid="00290053"/>
    </style:style>
    <style:style style:name="P69" style:family="paragraph" style:parent-style-name="Heading_20_5">
      <style:text-properties officeooo:rsid="001d1755" officeooo:paragraph-rsid="001d1755"/>
    </style:style>
    <style:style style:name="P70" style:family="paragraph" style:parent-style-name="Heading_20_5">
      <style:text-properties officeooo:rsid="000ecbfa" officeooo:paragraph-rsid="000ecbfa"/>
    </style:style>
    <style:style style:name="P71" style:family="paragraph" style:parent-style-name="Heading_20_5">
      <style:text-properties officeooo:rsid="000ff89e" officeooo:paragraph-rsid="000ff89e"/>
    </style:style>
    <style:style style:name="P72" style:family="paragraph" style:parent-style-name="Heading_20_5">
      <style:text-properties officeooo:rsid="00153f53" officeooo:paragraph-rsid="00153f53"/>
    </style:style>
    <style:style style:name="P73" style:family="paragraph" style:parent-style-name="Heading_20_5">
      <style:text-properties officeooo:rsid="0015f15e" officeooo:paragraph-rsid="0015f15e"/>
    </style:style>
    <style:style style:name="P74" style:family="paragraph" style:parent-style-name="Heading_20_5">
      <style:text-properties officeooo:rsid="001f8499" officeooo:paragraph-rsid="001f8499"/>
    </style:style>
    <style:style style:name="P75" style:family="paragraph" style:parent-style-name="Heading_20_5">
      <style:text-properties officeooo:rsid="0022517f" officeooo:paragraph-rsid="0022517f"/>
    </style:style>
    <style:style style:name="T1" style:family="text">
      <style:text-properties officeooo:rsid="0002c329"/>
    </style:style>
    <style:style style:name="T2" style:family="text">
      <style:text-properties officeooo:rsid="00059fff"/>
    </style:style>
    <style:style style:name="T3" style:family="text">
      <style:text-properties officeooo:rsid="000bf78a"/>
    </style:style>
    <style:style style:name="T4" style:family="text">
      <style:text-properties officeooo:rsid="001380df"/>
    </style:style>
    <style:style style:name="T5" style:family="text">
      <style:text-properties officeooo:rsid="00153f53"/>
    </style:style>
    <style:style style:name="T6" style:family="text">
      <style:text-properties officeooo:rsid="0017a9f8"/>
    </style:style>
    <style:style style:name="T7" style:family="text">
      <style:text-properties officeooo:rsid="001b1b69"/>
    </style:style>
    <style:style style:name="T8" style:family="text">
      <style:text-properties officeooo:rsid="0022bdc5"/>
    </style:style>
    <style:style style:name="T9" style:family="text">
      <style:text-properties officeooo:rsid="0023b9da"/>
    </style:style>
    <style:style style:name="T10" style:family="text">
      <style:text-properties officeooo:rsid="0025cc90"/>
    </style:style>
    <style:style style:name="T11" style:family="text">
      <style:text-properties officeooo:rsid="00290053"/>
    </style:style>
    <style:style style:name="T12" style:family="text">
      <style:text-properties officeooo:rsid="0032a52b"/>
    </style:style>
    <style:style style:name="T13" style:family="text">
      <style:text-properties style:font-name="Liberation Mono"/>
    </style:style>
    <style:style style:name="T14" style:family="text">
      <style:text-properties style:font-name="Liberation Mono" officeooo:rsid="0032a52b"/>
    </style:style>
    <style:style style:name="T15" style:family="text">
      <style:text-properties style:font-name="Liberation Serif" officeooo:rsid="0032a52b"/>
    </style:style>
    <style:style style:name="T16" style:family="text">
      <style:text-properties officeooo:rsid="0032f1ed"/>
    </style:style>
    <style:style style:name="T17" style:family="text">
      <style:text-properties officeooo:rsid="0033077d"/>
    </style:style>
    <style:style style:name="T18" style:family="text">
      <style:text-properties officeooo:rsid="003490c3"/>
    </style:style>
    <style:style style:name="T19" style:family="text">
      <style:text-properties officeooo:rsid="00395754"/>
    </style:style>
    <style:style style:name="T20" style:family="text">
      <style:text-properties officeooo:rsid="00397656"/>
    </style:style>
    <style:style style:name="T21" style:family="text">
      <style:text-properties officeooo:rsid="003a0a70"/>
    </style:style>
    <style:style style:name="T22" style:family="text">
      <style:text-properties officeooo:rsid="003ac396"/>
    </style:style>
    <style:style style:name="T23" style:family="text">
      <style:text-properties officeooo:rsid="003e98cb"/>
    </style:style>
    <style:style style:name="T24" style:family="text">
      <style:text-properties officeooo:rsid="00404683"/>
    </style:style>
    <style:style style:name="fr1" style:family="graphic" style:parent-style-name="Frame">
      <style:graphic-properties style:vertical-pos="middle" style:vertical-rel="page-content" style:horizontal-pos="center"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2" style:family="graphic" style:parent-style-name="Frame">
      <style:graphic-properties style:vertical-pos="bottom" style:vertical-rel="page-content" style:horizontal-pos="right" style:horizontal-rel="page-content" fo:background-color="transparent" style:background-transparency="100%" draw:fill="solid" fo:padding="0in" fo:border="none" style:shadow="none" draw:shadow-opacity="100%">
        <style:background-image/>
      </style:graphic-properties>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uva"/>
      </text:sequence-decls>
      <text:p text:style-name="P51"><draw:frame draw:style-name="fr1" draw:name="Frame1" text:anchor-type="paragraph" draw:z-index="0"><draw:text-box fo:min-height="0.2in" fo:min-width="0.7902in"><text:p text:style-name="P56">Geokätköilytietokanta</text:p></draw:text-box></draw:frame><draw:frame draw:style-name="fr2" draw:name="Frame2" text:anchor-type="paragraph" draw:z-index="1"><draw:text-box fo:min-height="0.2in" fo:min-width="0.7902in"><text:p text:style-name="P23">Tietokantasovelluksen harjoitustyö</text:p><text:p text:style-name="P22">Axel Wikström</text:p></draw:text-box></draw:frame></text:p>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6">Sisällysluettelo</text:p>
          </text:index-title>
          <text:p text:style-name="P47"><text:a xlink:type="simple" xlink:href="#__RefHeading__417_1401112161" text:style-name="Index_20_Link" text:visited-style-name="Index_20_Link">Johdanto<text:tab/>3</text:a></text:p>
          <text:p text:style-name="P47"><text:a xlink:type="simple" xlink:href="#__RefHeading__419_1401112161" text:style-name="Index_20_Link" text:visited-style-name="Index_20_Link">Yleiskuva järjestelmästä<text:tab/>4</text:a></text:p>
          <text:p text:style-name="P48"><text:a xlink:type="simple" xlink:href="#__RefHeading__527_1401112161" text:style-name="Index_20_Link" text:visited-style-name="Index_20_Link">Käyttäjäryhmät<text:tab/>4</text:a></text:p>
          <text:p text:style-name="P49"><text:a xlink:type="simple" xlink:href="#__RefHeading__314_1018265987" text:style-name="Index_20_Link" text:visited-style-name="Index_20_Link">Jokamies<text:tab/>4</text:a></text:p>
          <text:p text:style-name="P49"><text:a xlink:type="simple" xlink:href="#__RefHeading__529_1401112161" text:style-name="Index_20_Link" text:visited-style-name="Index_20_Link">Käyttäjä<text:tab/>4</text:a></text:p>
          <text:p text:style-name="P49"><text:a xlink:type="simple" xlink:href="#__RefHeading__531_1401112161" text:style-name="Index_20_Link" text:visited-style-name="Index_20_Link">Ylläpitäjä<text:tab/>4</text:a></text:p>
          <text:p text:style-name="P48"><text:a xlink:type="simple" xlink:href="#__RefHeading__533_1401112161" text:style-name="Index_20_Link" text:visited-style-name="Index_20_Link">Käyttötapauskuvaukset<text:tab/>5</text:a></text:p>
          <text:p text:style-name="P50"><text:a xlink:type="simple" xlink:href="#__RefHeading__316_1018265987" text:style-name="Index_20_Link" text:visited-style-name="Index_20_Link">Jokamiehen käyttötapaukset<text:tab/>5</text:a></text:p>
          <text:p text:style-name="P49"><text:a xlink:type="simple" xlink:href="#__RefHeading__535_1401112161" text:style-name="Index_20_Link" text:visited-style-name="Index_20_Link">Geokätköjen selailu<text:tab/>5</text:a></text:p>
          <text:p text:style-name="P50"><text:a xlink:type="simple" xlink:href="#__RefHeading__318_1018265987" text:style-name="Index_20_Link" text:visited-style-name="Index_20_Link">Käyttäjän käyttötapaukset<text:tab/>5</text:a></text:p>
          <text:p text:style-name="P49"><text:a xlink:type="simple" xlink:href="#__RefHeading__537_1401112161" text:style-name="Index_20_Link" text:visited-style-name="Index_20_Link">Uuden geokätkön lisääminen<text:tab/>5</text:a></text:p>
          <text:p text:style-name="P49"><text:a xlink:type="simple" xlink:href="#__RefHeading__539_1401112161" text:style-name="Index_20_Link" text:visited-style-name="Index_20_Link">Geokätkön tietojen muokkaus<text:tab/>5</text:a></text:p>
          <text:p text:style-name="P49"><text:a xlink:type="simple" xlink:href="#__RefHeading__541_1401112161" text:style-name="Index_20_Link" text:visited-style-name="Index_20_Link">Matkalaisen luominen<text:tab/>5</text:a></text:p>
          <text:p text:style-name="P49"><text:a xlink:type="simple" xlink:href="#__RefHeading__543_1401112161" text:style-name="Index_20_Link" text:visited-style-name="Index_20_Link">Lokimerkinnän teko<text:tab/>5</text:a></text:p>
          <text:p text:style-name="P49"><text:a xlink:type="simple" xlink:href="#__RefHeading__545_1401112161" text:style-name="Index_20_Link" text:visited-style-name="Index_20_Link">Matkalaisten selailu<text:tab/>5</text:a></text:p>
          <text:p text:style-name="P50"><text:a xlink:type="simple" xlink:href="#__RefHeading__320_1018265987" text:style-name="Index_20_Link" text:visited-style-name="Index_20_Link">Ylläpitäjän käyttötapaukset<text:tab/>5</text:a></text:p>
          <text:p text:style-name="P49"><text:a xlink:type="simple" xlink:href="#__RefHeading__547_1401112161" text:style-name="Index_20_Link" text:visited-style-name="Index_20_Link">Geokätkön julkaiseminen<text:tab/>5</text:a></text:p>
          <text:p text:style-name="P50"><text:a xlink:type="simple" xlink:href="#__RefHeading__549_1401112161" text:style-name="Index_20_Link" text:visited-style-name="Index_20_Link">Muita käyttötapauksia<text:tab/>5</text:a></text:p>
          <text:p text:style-name="P47"><text:a xlink:type="simple" xlink:href="#__RefHeading__322_1018265987" text:style-name="Index_20_Link" text:visited-style-name="Index_20_Link">Järjestelmän tietosisältö<text:tab/>6</text:a></text:p>
          <text:p text:style-name="P49"><text:a xlink:type="simple" xlink:href="#__RefHeading__324_1018265987" text:style-name="Index_20_Link" text:visited-style-name="Index_20_Link">Tietokohde: Geocache (Geokätkö)<text:tab/>6</text:a></text:p>
          <text:p text:style-name="P49"><text:a xlink:type="simple" xlink:href="#__RefHeading__326_1018265987" text:style-name="Index_20_Link" text:visited-style-name="Index_20_Link">Tietokohde: User (Käyttäjä)<text:tab/>7</text:a></text:p>
          <text:p text:style-name="P49"><text:a xlink:type="simple" xlink:href="#__RefHeading__328_1018265987" text:style-name="Index_20_Link" text:visited-style-name="Index_20_Link">Tietokohde: Trackable (Matkalainen)<text:tab/>7</text:a></text:p>
          <text:p text:style-name="P49"><text:a xlink:type="simple" xlink:href="#__RefHeading__330_1018265987" text:style-name="Index_20_Link" text:visited-style-name="Index_20_Link">Tietokohde: Logentry (Lokimerkintä)<text:tab/>7</text:a></text:p>
          <text:p text:style-name="P49"><text:a xlink:type="simple" xlink:href="#__RefHeading__332_1018265987" text:style-name="Index_20_Link" text:visited-style-name="Index_20_Link">Tietokohde: TrackableLog (Matkalaisen lokimerkintä)<text:tab/>8</text:a></text:p>
          <text:p text:style-name="P47"><text:a xlink:type="simple" xlink:href="#__RefHeading__740_6788648" text:style-name="Index_20_Link" text:visited-style-name="Index_20_Link">Relaatiotietokantakaavio<text:tab/>9</text:a></text:p>
          <text:p text:style-name="P47"><text:a xlink:type="simple" xlink:href="#__RefHeading__742_6788648" text:style-name="Index_20_Link" text:visited-style-name="Index_20_Link">Järjestelmän yleisrakenne<text:tab/>9</text:a></text:p>
          <text:p text:style-name="P47"><text:a xlink:type="simple" xlink:href="#__RefHeading__744_6788648" text:style-name="Index_20_Link" text:visited-style-name="Index_20_Link">Käyttöliittymä<text:tab/>10</text:a></text:p>
          <text:p text:style-name="P47"><text:a xlink:type="simple" xlink:href="#__RefHeading__746_6788648" text:style-name="Index_20_Link" text:visited-style-name="Index_20_Link">Asennustiedot<text:tab/>11</text:a></text:p>
          <text:p text:style-name="P47"><text:a xlink:type="simple" xlink:href="#__RefHeading__748_6788648" text:style-name="Index_20_Link" text:visited-style-name="Index_20_Link">Käynnistys / Käyttöohje<text:tab/>11</text:a></text:p>
        </text:index-body>
      </text:table-of-content>
      <text:p text:style-name="P1"/>
      <text:h text:style-name="P64" text:outline-level="1"><text:bookmark-start text:name="__RefHeading__417_1401112161"/>Johdanto<text:bookmark-end text:name="__RefHeading__417_1401112161"/></text:h>
      <text:p text:style-name="P4"><text:span text:style-name="T1">Geokätköily on ulkoiluharrastus, jossa piilotetaan ja etsitään geokätköiksi kutsuttuja rasioita. (ks. </text:span><text:a xlink:type="simple" xlink:href="http://fi.wikipedia.org/wiki/Geokätköily"><text:span text:style-name="T1">Wikipedia</text:span></text:a><text:span text:style-name="T1">) Geokätköilijät saavat tietoja geokätköjen sijainneista geokätköilysivustoista. Toteutetaan oma geokätköilysivusto. Toiminnot ovat samankaltaisia kuin suosituimman geokätköilysivuston, Groundspeak.inc:in kehittämä geocahing.com. Perustoimintoihon kuuluvat geokätköjen luominen, ja niiden ”loggaaminen”. Geokätköilijä tekee geokätköilysivustolla kommentin kaltaisia lokimerkintöjä etsimäänsä geokätköille. Lisäksi on olemassa ns. ”matkalaisia”, esineitä joilla on seurantakoodi jolla voida seurata niiden etenemistä kätköstä toiseen. Groundspeak ylläpitää ”virallista” matkalaisten seurantajärjestelmää. Valmistajat voivat tehdä yhteistyötä Groundspeakin kanssa valmistaakseen geocahing.com -sivustolla seurattavia esineitä, ns. ”geokolikoita” tai ”Travel Bugeja” joilla on Groundspeakin generoima uniikki seurantakoodi. On olemassa myös ”epävirallisia” matkalaissivustoja (esim. geokrety.org) missä käyttäjät voivat luoda omia matkalaisia ostamatta Groundspeakin Travel Bugia. Tällöin sivusto generoi koodin, jonka käyttäjän itse on jollain tavalla liitettävä seurattavaan esineeseen. Tässä projektissa mahdollistetaan käyttäjät luomaan omia matkalaisiaan.</text:span></text:p>
      <text:p text:style-name="P4"/>
      <text:p text:style-name="P6"><text:span text:style-name="T4">Geokätköllä on tässä järjestelmässä Groundspeakin sivuston kaltaiset attribuutit: kätkön tyyppi, koordinaatit, vaikeustaso, maaston vaikeus, koko, tekstikuvaus, sekä vihje, joka näytään käyttäjälle salattuna ROT13:lla. </text:span>Groundspeakin sivuston tapaan <text:span text:style-name="T3">käyttäjän lähettämää kätkökuvausta ei julkaista ennen kuin ylläpitäjä on hyväksynyt sen.</text:span></text:p>
      <text:p text:style-name="P6"/>
      <text:p text:style-name="P17">Matkalaisella <text:span text:style-name="T5">on omistaja, tekstikuvaus, sekä sijainti, joka voidaan saada selville matkalaisen viimeisimmän siirtolokimerkinnän perusteella. Matkalainen voi olla geokätkön sisällä tai jonkin käyttäjän hallussa. Matkalaisella on viitetunnus, joka on julkinen. Sillä viitataan matkalaiseen esimerkiksi URL:issa. Sen lisäksi matkalaisella on salainen seurantakoodi, joka on matkalaisella fyysisesti. Sitä tarvitaan kun tehdään matkalaiselle lokimerkintä.</text:span></text:p>
      <text:p text:style-name="P4"/>
      <text:p text:style-name="P16">Tässä projektissa pyritään toteuttamaan toiminnallisuus, joka eroaa Groundspeakin sivustosta. Geocahing.com -sivustolla matkalaisten ja geokätköjen lokimerkinnät ovat erottuna toisistaan. Tällöin ei voi esimerkiksi geokätkön tietosivulla olevassa lokimerkinnässä nähdä onko kätkön löytämisen yhteydessä kätköön lisätty tai otettu matkalaisia ellei o<text:span text:style-name="T2">le</text:span> noudettu <text:span text:style-name="T2">tapaa mainita siitä lokimerkinnässä, esim. ”tb in” tai ”gc out”</text:span>. <text:span text:style-name="T2">Tässä projektissa näkyy geokätkön löytömerkinnästä suoraan kätköön mahdollisesti lisätyt tai poistetut matkalaiset. Matkalaisen sivulla näkyy myös loki matkalaisen historiasta. Jos matkalaisen siirron yhteydessä on geokätkölöytö, niillä on sama tekstikommentti ja sen näkyy sekä kätkön että matkalaisen lokista. Tässä siis geokätkön löytö ja matkalaisen siirto ovat samassa ”tapahtumassa”, toisin kuin geocaching.com -sivulla, missä ne ovat erikseen. Matkalaisen siirto on myös mahdollista ilman geokätkön löytöä, esimerkiksi siinä tapauksessa missä matkalainen saadaan toiselta henkilöltä.</text:span></text:p>
      <text:p text:style-name="P16"/>
      <text:p text:style-name="P16"/>
      <text:p text:style-name="P5">Sovellus toteutetaan PHP:llä ja PostgreSQL <text:span text:style-name="T7">-tietokannalla.</text:span></text:p>
      <text:h text:style-name="P57" text:outline-level="1"><text:bookmark-start text:name="__RefHeading__419_1401112161"/><text:soft-page-break/>Yleiskuva järjestelmästä<text:bookmark-end text:name="__RefHeading__419_1401112161"/></text:h>
      <text:h text:style-name="Heading_20_3" text:outline-level="3"><draw:frame draw:style-name="fr3" draw:name="Frame4" text:anchor-type="paragraph" svg:width="5.6665in" draw:z-index="5"><draw:text-box fo:min-height="5.4165in"><text:p text:style-name="Kuva"><draw:frame draw:style-name="fr4" draw:name="graphics1" text:anchor-type="paragraph" svg:width="5.6665in" style:rel-width="100%" svg:height="5.4165in" style:rel-height="scale" draw:z-index="6"><draw:image xlink:href="../käyttötapauskaavio.png" xlink:type="simple" xlink:show="embed" xlink:actuate="onLoad"/></draw:frame>Kuva <text:sequence text:ref-name="refKuva0" text:name="Kuva" text:formula="ooow:Kuva+1" style:num-format="1">1</text:sequence>: Käyttötapauskaavio</text:p></draw:text-box></draw:frame><text:bookmark-start text:name="__RefHeading__527_1401112161"/>Käyttäjäryhmät<text:bookmark-end text:name="__RefHeading__527_1401112161"/></text:h>
      <text:h text:style-name="P69" text:outline-level="5"><text:bookmark-start text:name="__RefHeading__314_1018265987"/>Jokamies<text:bookmark-end text:name="__RefHeading__314_1018265987"/></text:h>
      <text:p text:style-name="P11">Sivusto<text:span text:style-name="T18">lla</text:span> vieraileva rekisteröimätön käyttäjä.</text:p>
      <text:h text:style-name="Heading_20_5" text:outline-level="5"><text:bookmark-start text:name="__RefHeading__529_1401112161"/>Käyttäjä<text:bookmark-end text:name="__RefHeading__529_1401112161"/></text:h>
      <text:p text:style-name="P7">Sivustoon rekisteröitynyt geokätköilijä, tavallinen käyttäjä.</text:p>
      <text:h text:style-name="P70" text:outline-level="5"><text:bookmark-start text:name="__RefHeading__531_1401112161"/>Ylläpitäjä<text:bookmark-end text:name="__RefHeading__531_1401112161"/></text:h>
      <text:p text:style-name="P7">Hyväksyy ja julkaisee käyttäjien lähettämät kätkökuvaukset.</text:p>
      <text:h text:style-name="Heading_20_3" text:outline-level="3"><text:bookmark-start text:name="__RefHeading__533_1401112161"/><text:soft-page-break/>Käyttötapauskuvaukset<text:bookmark-end text:name="__RefHeading__533_1401112161"/></text:h>
      <text:h text:style-name="P68" text:outline-level="4"><text:bookmark-start text:name="__RefHeading__316_1018265987"/>Jokamiehen käyttötapaukset<text:bookmark-end text:name="__RefHeading__316_1018265987"/></text:h>
      <text:h text:style-name="Heading_20_5" text:outline-level="5"><text:bookmark-start text:name="__RefHeading__535_1401112161"/>Geokätköjen selailu<text:bookmark-end text:name="__RefHeading__535_1401112161"/></text:h>
      <text:p text:style-name="P8">Geokätköja voidaan etsiä esimerkiksi koordinaattien mukaan. <text:span text:style-name="T11">Geokätkön koordinaatit näytetään vain rekisteröityneille käyttäjille.</text:span></text:p>
      <text:p text:style-name="P8">Esimerkki: etsitään Exactumia <text:span text:style-name="T6">lähimmät</text:span> geokätköt.</text:p>
      <text:h text:style-name="P68" text:outline-level="4"><text:bookmark-start text:name="__RefHeading__318_1018265987"/>Käyttäjän käyttötapaukset<text:bookmark-end text:name="__RefHeading__318_1018265987"/></text:h>
      <text:h text:style-name="P71" text:outline-level="5"><text:bookmark-start text:name="__RefHeading__537_1401112161"/>Uuden geokätkön lisääminen<text:bookmark-end text:name="__RefHeading__537_1401112161"/></text:h>
      <text:p text:style-name="P8">Käyttäjä voi lisätä uuden kätkökuvauksen järjestelmään. Kuvaus ei näy muille ennen kuin ylläpitäjä on julkaissut sen.</text:p>
      <text:h text:style-name="P71" text:outline-level="5"><text:bookmark-start text:name="__RefHeading__539_1401112161"/>Geokätkön tietojen muokkaus<text:bookmark-end text:name="__RefHeading__539_1401112161"/></text:h>
      <text:p text:style-name="P8">Käyttäjä voi muokata kätköjänsä tietoja. Esimerkki: muokataan kuvaus ja sijainti.</text:p>
      <text:h text:style-name="P71" text:outline-level="5"><text:bookmark-start text:name="__RefHeading__541_1401112161"/>Matkalaisen luominen<text:bookmark-end text:name="__RefHeading__541_1401112161"/></text:h>
      <text:p text:style-name="P9">Käyttäjä voi luoda omia matkalaisia. Jokaiselle matkalaiselle generoidaan uniikki viitetunnus ja seurantakoodi. Käyttäjä liittää seurantakoodin fyysiseen esineeseen.</text:p>
      <text:h text:style-name="P72" text:outline-level="5"><text:bookmark-start text:name="__RefHeading__543_1401112161"/>Lokimerkinnän teko<text:bookmark-end text:name="__RefHeading__543_1401112161"/></text:h>
      <text:p text:style-name="P10">Kätköä logatessa käyttäjä valitsee merkinnän tyypin (esim. löysin/en löytänyt) ja kirjoittaa tekstikommentin. Lisäksi näytetään lista käyttäjän hallussa, sekä kätkön sisällä olevista matkalaisista, käyttäjä voi syöttää matkalaisen seurantakoodin ja tehdä sille siirtolokimerkintä, joka tulee samaan ”tapahtumaan”. Käyttäjä voi tehdä lokimerkinnän myös pelkälle matkalaiselle.</text:p>
      <text:h text:style-name="P73" text:outline-level="5"><text:bookmark-start text:name="__RefHeading__545_1401112161"/>Matkalaisten selailu<text:bookmark-end text:name="__RefHeading__545_1401112161"/></text:h>
      <text:p text:style-name="P10">Esimerkki: näytetään lista käyttäjän luomista matkalaisista.</text:p>
      <text:h text:style-name="P68" text:outline-level="4"><text:bookmark-start text:name="__RefHeading__320_1018265987"/>Ylläpitäjän käyttötapaukset<text:bookmark-end text:name="__RefHeading__320_1018265987"/></text:h>
      <text:h text:style-name="P73" text:outline-level="5"><text:bookmark-start text:name="__RefHeading__547_1401112161"/>Geokätkön julkaiseminen<text:bookmark-end text:name="__RefHeading__547_1401112161"/></text:h>
      <text:p text:style-name="P10">Ylläpitäjä näkee listan käyttäjien lähettämistä kätkökuvauksista. Ylläpitäjä voi julkaista kätkön tai annetulla perusteella hylätä kätkökuvausta.</text:p>
      <text:h text:style-name="Heading_20_4" text:outline-level="4"><text:bookmark-start text:name="__RefHeading__549_1401112161"/>Muita käyttötapauksia<text:bookmark-end text:name="__RefHeading__549_1401112161"/></text:h>
      <text:p text:style-name="P12">Kirjautuminen, Rekisteröinti, <text:span text:style-name="T23">Käyttäjäprofiilin katsominen/muokkaaminen</text:span></text:p>
      <text:h text:style-name="P58" text:outline-level="1"><text:bookmark-start text:name="__RefHeading__322_1018265987"/><text:soft-page-break/>Järjestelmän tietosisältö<text:bookmark-end text:name="__RefHeading__322_1018265987"/></text:h>
      <text:h text:style-name="Heading_20_5" text:outline-level="5"><draw:frame draw:style-name="fr3" draw:name="Frame3" text:anchor-type="paragraph" svg:width="6.8417in" draw:z-index="3"><draw:text-box fo:min-height="5.3457in"><text:p text:style-name="Kuva"><draw:frame draw:style-name="fr4" draw:name="Image1" text:anchor-type="paragraph" svg:width="5.3in" svg:height="5.5402in" draw:z-index="4"><draw:image xlink:href="../umldiagram.png" xlink:type="simple" xlink:show="embed" xlink:actuate="onLoad"/></draw:frame>Kuva <text:sequence text:ref-name="refKuva1" text:name="Kuva" text:formula="ooow:Kuva+1" style:num-format="1">2</text:sequence>: Käsitekaavio</text:p></draw:text-box></draw:frame><text:bookmark-start text:name="__RefHeading__324_1018265987"/>Tietokohde: Geocache (Geokätkö)<text:bookmark-end text:name="__RefHeading__324_1018265987"/></text:h>
      <table:table table:name="Table1" table:style-name="Table1">
        <table:table-column table:style-name="Table1.A"/>
        <table:table-column table:style-name="Table1.B"/>
        <table:table-column table:style-name="Table1.C"/>
        <table:table-row>
          <table:table-cell table:style-name="Table1.A1" office:value-type="string">
            <text:p text:style-name="P27">Attribuutti</text:p>
          </table:table-cell>
          <table:table-cell table:style-name="Table1.A1" office:value-type="string">
            <text:p text:style-name="P24">Arvojoukko</text:p>
          </table:table-cell>
          <table:table-cell table:style-name="Table1.C1" office:value-type="string">
            <text:p text:style-name="P24">Kuvaus</text:p>
          </table:table-cell>
        </table:table-row>
        <table:table-row>
          <table:table-cell table:style-name="Table1.A2" office:value-type="string">
            <text:p text:style-name="P31">Name</text:p>
          </table:table-cell>
          <table:table-cell table:style-name="Table1.A2" office:value-type="string">
            <text:p text:style-name="P30">Varchar 50</text:p>
          </table:table-cell>
          <table:table-cell table:style-name="Table1.C2" office:value-type="string">
            <text:p text:style-name="P30">Geokätkön nimi</text:p>
          </table:table-cell>
        </table:table-row>
        <table:table-row>
          <table:table-cell table:style-name="Table1.A2" office:value-type="string">
            <text:p text:style-name="P31">Description</text:p>
          </table:table-cell>
          <table:table-cell table:style-name="Table1.A2" office:value-type="string">
            <text:p text:style-name="P30">Varchar 5000</text:p>
          </table:table-cell>
          <table:table-cell table:style-name="Table1.C2" office:value-type="string">
            <text:p text:style-name="P30">Geokätkön kuvaus</text:p>
          </table:table-cell>
        </table:table-row>
        <table:table-row>
          <table:table-cell table:style-name="Table1.A2" office:value-type="string">
            <text:p text:style-name="P31">Hint</text:p>
          </table:table-cell>
          <table:table-cell table:style-name="Table1.A2" office:value-type="string">
            <text:p text:style-name="P30">Varchar 500</text:p>
          </table:table-cell>
          <table:table-cell table:style-name="Table1.C2" office:value-type="string">
            <text:p text:style-name="P30">Vihje kätkön löytämiseen</text:p>
          </table:table-cell>
        </table:table-row>
        <table:table-row>
          <table:table-cell table:style-name="Table1.A2" office:value-type="string">
            <text:p text:style-name="P31">Added</text:p>
          </table:table-cell>
          <table:table-cell table:style-name="Table1.A2" office:value-type="string">
            <text:p text:style-name="P30">Date</text:p>
          </table:table-cell>
          <table:table-cell table:style-name="Table1.C2" office:value-type="string">
            <text:p text:style-name="P30">Päivämäärä milloin kätkö <text:span text:style-name="T22">lisättiin</text:span></text:p>
          </table:table-cell>
        </table:table-row>
        <table:table-row>
          <table:table-cell table:style-name="Table1.A2" office:value-type="string">
            <text:p text:style-name="P31">Ownerid</text:p>
          </table:table-cell>
          <table:table-cell table:style-name="Table1.A2" office:value-type="string">
            <text:p text:style-name="P30">Int</text:p>
          </table:table-cell>
          <table:table-cell table:style-name="Table1.C2" office:value-type="string">
            <text:p text:style-name="P30">Kätkön omistajan id</text:p>
          </table:table-cell>
        </table:table-row>
        <table:table-row>
          <table:table-cell table:style-name="Table1.A2" office:value-type="string">
            <text:p text:style-name="P31">Difficulty</text:p>
          </table:table-cell>
          <table:table-cell table:style-name="Table1.A2" office:value-type="string">
            <text:p text:style-name="P30">Int 1-5</text:p>
          </table:table-cell>
          <table:table-cell table:style-name="Table1.C2" office:value-type="string">
            <text:p text:style-name="P30">Kätkön vaikeusaste</text:p>
          </table:table-cell>
        </table:table-row>
        <table:table-row>
          <table:table-cell table:style-name="Table1.A2" office:value-type="string">
            <text:p text:style-name="P31">Terrain</text:p>
          </table:table-cell>
          <table:table-cell table:style-name="Table1.A2" office:value-type="string">
            <text:p text:style-name="P30">Int 1-5</text:p>
          </table:table-cell>
          <table:table-cell table:style-name="Table1.C2" office:value-type="string">
            <text:p text:style-name="P30">Maaston vaikeusaste</text:p>
          </table:table-cell>
        </table:table-row>
        <table:table-row>
          <table:table-cell table:style-name="Table1.A2" office:value-type="string">
            <text:p text:style-name="P31">Latitude</text:p>
          </table:table-cell>
          <table:table-cell table:style-name="Table1.A2" office:value-type="string">
            <text:p text:style-name="P30">Decimal</text:p>
          </table:table-cell>
          <table:table-cell table:style-name="Table1.C2" office:value-type="string">
            <text:p text:style-name="P30">Kätkön sijainnin pituusaste WGS84 desimaalimuodossa</text:p>
          </table:table-cell>
        </table:table-row>
        <table:table-row>
          <table:table-cell table:style-name="Table1.A2" office:value-type="string">
            <text:p text:style-name="P31">Longitude</text:p>
          </table:table-cell>
          <table:table-cell table:style-name="Table1.A2" office:value-type="string">
            <text:p text:style-name="P30">Decimal</text:p>
          </table:table-cell>
          <table:table-cell table:style-name="Table1.C2" office:value-type="string">
            <text:p text:style-name="P30">Kätkön sijainnin leveysaste WGS84 <text:soft-page-break/>desimaalimuodossa</text:p>
          </table:table-cell>
        </table:table-row>
        <table:table-row>
          <table:table-cell table:style-name="Table1.A2" office:value-type="string">
            <text:p text:style-name="P37">Archived</text:p>
          </table:table-cell>
          <table:table-cell table:style-name="Table1.A2" office:value-type="string">
            <text:p text:style-name="P45">Boolean</text:p>
          </table:table-cell>
          <table:table-cell table:style-name="Table1.C2" office:value-type="string">
            <text:p text:style-name="P45">True jos kätkö on arkistoitu</text:p>
          </table:table-cell>
        </table:table-row>
        <table:table-row>
          <table:table-cell table:style-name="Table1.A2" office:value-type="string">
            <text:p text:style-name="P37">Published</text:p>
          </table:table-cell>
          <table:table-cell table:style-name="Table1.A2" office:value-type="string">
            <text:p text:style-name="P45">Boolean</text:p>
          </table:table-cell>
          <table:table-cell table:style-name="Table1.C2" office:value-type="string">
            <text:p text:style-name="P45">True jos kätkö on julkaistu</text:p>
          </table:table-cell>
        </table:table-row>
      </table:table>
      <text:p text:style-name="P13"/>
      <text:p text:style-name="P13">Geokätkö<text:span text:style-name="T8">llä on monesta-moneen suhde käyttäjän kanssa. Käyttäjällä voi olla monta löydettyjä kätköjä ja kätköllä voi olla monta löytäjää. Nämä suhteet muodostuvat lokimerkintöjen avulla. Lisäksi geokätkö on CRUD-kohde. Käyttäjä voi luoda uusia kätköjä ja kätkön omistaja voi muokata kätköä. Kätkön poisto tapahtuu arkistoinnilla, koska lokimerkinnät ovat riippuvaisia kätköistä. (esim. matkalaisen matkan pituuden laskemiseen) Arkistoidut kätköt eivät näy hakutuloksissa.</text:span></text:p>
      <text:h text:style-name="P74" text:outline-level="5"><text:bookmark-start text:name="__RefHeading__326_1018265987"/>Tietokohde: User (Käyttäjä)<text:bookmark-end text:name="__RefHeading__326_1018265987"/></text:h>
      <table:table table:name="Table2" table:style-name="Table2">
        <table:table-column table:style-name="Table2.A"/>
        <table:table-column table:style-name="Table2.B"/>
        <table:table-column table:style-name="Table2.C"/>
        <table:table-row>
          <table:table-cell table:style-name="Table2.A1" office:value-type="string">
            <text:p text:style-name="P27">Attribuutti</text:p>
          </table:table-cell>
          <table:table-cell table:style-name="Table2.A1" office:value-type="string">
            <text:p text:style-name="P24">Arvojoukko</text:p>
          </table:table-cell>
          <table:table-cell table:style-name="Table2.C1" office:value-type="string">
            <text:p text:style-name="P24">Kuvaus</text:p>
          </table:table-cell>
        </table:table-row>
        <table:table-row>
          <table:table-cell table:style-name="Table2.A2" office:value-type="string">
            <text:p text:style-name="P32">Name</text:p>
          </table:table-cell>
          <table:table-cell table:style-name="Table2.A2" office:value-type="string">
            <text:p text:style-name="P38">Varchar 50</text:p>
          </table:table-cell>
          <table:table-cell table:style-name="Table2.C2" office:value-type="string">
            <text:p text:style-name="P38">Käyttäjänimi</text:p>
          </table:table-cell>
        </table:table-row>
        <table:table-row>
          <table:table-cell table:style-name="Table2.A2" office:value-type="string">
            <text:p text:style-name="P32">Password</text:p>
          </table:table-cell>
          <table:table-cell table:style-name="Table2.A2" office:value-type="string">
            <text:p text:style-name="P38">Varchar 50</text:p>
          </table:table-cell>
          <table:table-cell table:style-name="Table2.C2" office:value-type="string">
            <text:p text:style-name="P38">Käyttäjän salasanan hash-arvo</text:p>
          </table:table-cell>
        </table:table-row>
        <table:table-row>
          <table:table-cell table:style-name="Table2.A2" office:value-type="string">
            <text:p text:style-name="P35">Registred</text:p>
          </table:table-cell>
          <table:table-cell table:style-name="Table2.A2" office:value-type="string">
            <text:p text:style-name="P43">Date</text:p>
          </table:table-cell>
          <table:table-cell table:style-name="Table2.C2" office:value-type="string">
            <text:p text:style-name="P43">Käyttäjän rekisteröitymispäivämäärä</text:p>
          </table:table-cell>
        </table:table-row>
        <table:table-row>
          <table:table-cell table:style-name="Table2.A2" office:value-type="string">
            <text:p text:style-name="P34">Role</text:p>
          </table:table-cell>
          <table:table-cell table:style-name="Table2.A2" office:value-type="string">
            <text:p text:style-name="P41">Int</text:p>
          </table:table-cell>
          <table:table-cell table:style-name="Table2.C2" office:value-type="string">
            <text:p text:style-name="P41">Käyttäjän rooli</text:p>
          </table:table-cell>
        </table:table-row>
        <table:table-row>
          <table:table-cell table:style-name="Table2.A2" office:value-type="string">
            <text:p text:style-name="P32">Bio</text:p>
          </table:table-cell>
          <table:table-cell table:style-name="Table2.A2" office:value-type="string">
            <text:p text:style-name="P38">Varchar 5000</text:p>
          </table:table-cell>
          <table:table-cell table:style-name="Table2.C2" office:value-type="string">
            <text:p text:style-name="P38">Käyttäjän kuvaus itsestään</text:p>
          </table:table-cell>
        </table:table-row>
      </table:table>
      <text:p text:style-name="P14"/>
      <text:p text:style-name="P15">Käyttäjäroolit ovat tavallinen käyttäjä ja ylläpitäjä. <text:span text:style-name="T20">Ylläpitäjän rooli kuvataan luvulla 5 ja tavallinen käyttäjä luvulla 0.</text:span></text:p>
      <text:h text:style-name="P74" text:outline-level="5"><text:bookmark-start text:name="__RefHeading__328_1018265987"/>Tietokohde: Trackable (Matkalainen)<text:bookmark-end text:name="__RefHeading__328_1018265987"/></text:h>
      <table:table table:name="Table3" table:style-name="Table3">
        <table:table-column table:style-name="Table3.A"/>
        <table:table-column table:style-name="Table3.B"/>
        <table:table-column table:style-name="Table3.C"/>
        <table:table-row>
          <table:table-cell table:style-name="Table3.A1" office:value-type="string">
            <text:p text:style-name="P28">Attribuutti</text:p>
          </table:table-cell>
          <table:table-cell table:style-name="Table3.A1" office:value-type="string">
            <text:p text:style-name="P25">Arvojoukko</text:p>
          </table:table-cell>
          <table:table-cell table:style-name="Table3.C1" office:value-type="string">
            <text:p text:style-name="P25">Kuvaus</text:p>
          </table:table-cell>
        </table:table-row>
        <table:table-row>
          <table:table-cell table:style-name="Table3.A2" office:value-type="string">
            <text:p text:style-name="P42">Trackingcode</text:p>
          </table:table-cell>
          <table:table-cell table:style-name="Table3.A2" office:value-type="string">
            <text:p text:style-name="P42">Varchar 10</text:p>
          </table:table-cell>
          <table:table-cell table:style-name="Table3.C2" office:value-type="string">
            <text:p text:style-name="P42">Seurantakoodi</text:p>
          </table:table-cell>
        </table:table-row>
        <table:table-row>
          <table:table-cell table:style-name="Table3.A2" office:value-type="string">
            <text:p text:style-name="P32">Name</text:p>
          </table:table-cell>
          <table:table-cell table:style-name="Table3.A2" office:value-type="string">
            <text:p text:style-name="P38">Varchar 50</text:p>
          </table:table-cell>
          <table:table-cell table:style-name="Table3.C2" office:value-type="string">
            <text:p text:style-name="P38">Matkalaisen nimi</text:p>
          </table:table-cell>
        </table:table-row>
        <table:table-row>
          <table:table-cell table:style-name="Table3.A2" office:value-type="string">
            <text:p text:style-name="P32">Description</text:p>
          </table:table-cell>
          <table:table-cell table:style-name="Table3.A2" office:value-type="string">
            <text:p text:style-name="P38">Varchar 5000</text:p>
          </table:table-cell>
          <table:table-cell table:style-name="Table3.C2" office:value-type="string">
            <text:p text:style-name="P38">Matkalaisen kuvaus</text:p>
          </table:table-cell>
        </table:table-row>
        <table:table-row>
          <table:table-cell table:style-name="Table3.A2" office:value-type="string">
            <text:p text:style-name="P32">Ownerid</text:p>
          </table:table-cell>
          <table:table-cell table:style-name="Table3.A2" office:value-type="string">
            <text:p text:style-name="P38">Int</text:p>
          </table:table-cell>
          <table:table-cell table:style-name="Table3.C2" office:value-type="string">
            <text:p text:style-name="P38">Matkalaisen omistajan id</text:p>
          </table:table-cell>
        </table:table-row>
      </table:table>
      <text:p text:style-name="P2"/>
      <text:p text:style-name="P3">Matkalaisen sijainti selvitetään viimeisimmän lokimerkinnän avulla. <text:span text:style-name="T9">Seurantakoodia tarvitaan kuin tehdään matkalaiselle siirtomerkintä. Koodi generoidaan satunnaisesti matkalaista luotaessa.</text:span></text:p>
      <text:h text:style-name="P74" text:outline-level="5"><text:bookmark-start text:name="__RefHeading__330_1018265987"/>Tietokohde: Logentry (Lokimerkintä)<text:bookmark-end text:name="__RefHeading__330_1018265987"/></text:h>
      <table:table table:name="Table4" table:style-name="Table4">
        <table:table-column table:style-name="Table4.A"/>
        <table:table-column table:style-name="Table4.B"/>
        <table:table-column table:style-name="Table4.C"/>
        <table:table-row>
          <table:table-cell table:style-name="Table4.A1" office:value-type="string">
            <text:p text:style-name="P28">Attribuutti</text:p>
          </table:table-cell>
          <table:table-cell table:style-name="Table4.A1" office:value-type="string">
            <text:p text:style-name="P25">Arvojoukko</text:p>
          </table:table-cell>
          <table:table-cell table:style-name="Table4.C1" office:value-type="string">
            <text:p text:style-name="P25">Kuvaus</text:p>
          </table:table-cell>
        </table:table-row>
        <table:table-row>
          <table:table-cell table:style-name="Table4.A2" office:value-type="string">
            <text:p text:style-name="P32">Userid</text:p>
          </table:table-cell>
          <table:table-cell table:style-name="Table4.A2" office:value-type="string">
            <text:p text:style-name="P38">Int</text:p>
          </table:table-cell>
          <table:table-cell table:style-name="Table4.C2" office:value-type="string">
            <text:p text:style-name="P38">Lokaavan käyttäjän id</text:p>
          </table:table-cell>
        </table:table-row>
        <table:table-row>
          <table:table-cell table:style-name="Table4.A2" office:value-type="string">
            <text:p text:style-name="P32">Comment</text:p>
          </table:table-cell>
          <table:table-cell table:style-name="Table4.A2" office:value-type="string">
            <text:p text:style-name="P38">Varchar 5000</text:p>
          </table:table-cell>
          <table:table-cell table:style-name="Table4.C2" office:value-type="string">
            <text:p text:style-name="P38">Lokimerkinnän tekstikommentti</text:p>
          </table:table-cell>
        </table:table-row>
        <table:table-row>
          <table:table-cell table:style-name="Table4.A2" office:value-type="string">
            <text:p text:style-name="P32">Timestamp</text:p>
          </table:table-cell>
          <table:table-cell table:style-name="Table4.A2" office:value-type="string">
            <text:p text:style-name="P38">Timestamp</text:p>
          </table:table-cell>
          <table:table-cell table:style-name="Table4.C2" office:value-type="string">
            <text:p text:style-name="P38">Lokimerkinnän ajankohta</text:p>
          </table:table-cell>
        </table:table-row>
        <table:table-row>
          <table:table-cell table:style-name="Table4.A2" office:value-type="string">
            <text:p text:style-name="P32">Edited</text:p>
          </table:table-cell>
          <table:table-cell table:style-name="Table4.A2" office:value-type="string">
            <text:p text:style-name="P38">Timestamp</text:p>
          </table:table-cell>
          <table:table-cell table:style-name="Table4.C2" office:value-type="string">
            <text:p text:style-name="P38">Viimeisen muokkauksen ajankohta</text:p>
          </table:table-cell>
        </table:table-row>
        <table:table-row>
          <table:table-cell table:style-name="Table4.A2" office:value-type="string">
            <text:p text:style-name="P33">Geocacheid</text:p>
          </table:table-cell>
          <table:table-cell table:style-name="Table4.A2" office:value-type="string">
            <text:p text:style-name="P39">Int</text:p>
          </table:table-cell>
          <table:table-cell table:style-name="Table4.C2" office:value-type="string">
            <text:p text:style-name="P40"><text:span text:style-name="T10">Vierailtun g</text:span>eokätkön id</text:p>
          </table:table-cell>
        </table:table-row>
        <text:soft-page-break/>
        <table:table-row>
          <table:table-cell table:style-name="Table4.A2" office:value-type="string">
            <text:p text:style-name="P36">Visittype</text:p>
          </table:table-cell>
          <table:table-cell table:style-name="Table4.A2" office:value-type="string">
            <text:p text:style-name="P45">Varchar 50</text:p>
          </table:table-cell>
          <table:table-cell table:style-name="Table4.C2" office:value-type="string">
            <text:p text:style-name="P40">Vierailun tyyppi (esim. ”Found it”, ”Didn't find”)</text:p>
          </table:table-cell>
        </table:table-row>
      </table:table>
      <text:p text:style-name="P15"/>
      <text:p text:style-name="P15">Lokimerkintä kuvaa yhtä ”tapahtumaa”. Tämä on myös CRUD-kohde. Esimerkiksi kätkön löytömäärä voidaan selvittää lokimerkintöjen avulla. <text:span text:style-name="T9">Lokimerkintään voi liittyä yksi geokätkön vierailumerkintä ja useita matkalaisen siirto- ja vierailumerkintöjä. Geokätkön vierailumerkintä syntyy kun lokimerkintä tehdään kätkön tietosivulta. Muulloin Geocacheid ja Type kenttien arvot ovat null. Geokätkön ”vierailu” voi myös olla sen julkaisu tai muokkaus.</text:span></text:p>
      <text:h text:style-name="P75" text:outline-level="5"><text:bookmark-start text:name="__RefHeading__332_1018265987"/>Tietokohde: TrackableLog (Matkalaisen <text:span text:style-name="T19">loki</text:span>merkintä)<text:bookmark-end text:name="__RefHeading__332_1018265987"/></text:h>
      <table:table table:name="Table6" table:style-name="Table6">
        <table:table-column table:style-name="Table6.A"/>
        <table:table-column table:style-name="Table6.B"/>
        <table:table-column table:style-name="Table6.C"/>
        <table:table-row>
          <table:table-cell table:style-name="Table6.A1" office:value-type="string">
            <text:p text:style-name="P29">Attribuutti</text:p>
          </table:table-cell>
          <table:table-cell table:style-name="Table6.A1" office:value-type="string">
            <text:p text:style-name="P26">Arvojoukko</text:p>
          </table:table-cell>
          <table:table-cell table:style-name="Table6.C1" office:value-type="string">
            <text:p text:style-name="P26">Kuvaus</text:p>
          </table:table-cell>
        </table:table-row>
        <table:table-row>
          <table:table-cell table:style-name="Table6.A2" office:value-type="string">
            <text:p text:style-name="P33">Fromuser</text:p>
          </table:table-cell>
          <table:table-cell table:style-name="Table6.A2" office:value-type="string">
            <text:p text:style-name="P40">Int</text:p>
          </table:table-cell>
          <table:table-cell table:style-name="Table6.C2" office:value-type="string">
            <text:p text:style-name="P40">Käyttäjän id mistä otettiin</text:p>
          </table:table-cell>
        </table:table-row>
        <table:table-row table:style-name="Table6.3">
          <table:table-cell table:style-name="Table6.A2" office:value-type="string">
            <text:p text:style-name="P33">Action</text:p>
          </table:table-cell>
          <table:table-cell table:style-name="Table6.A2" office:value-type="string">
            <text:p text:style-name="P44">Varchar 50</text:p>
          </table:table-cell>
          <table:table-cell table:style-name="Table6.C2" office:value-type="string">
            <text:p text:style-name="P40"><text:span text:style-name="T19">Tapahtuman</text:span> tyyppi; <text:span text:style-name="T19">grab, drop, visit, comment...</text:span></text:p>
          </table:table-cell>
        </table:table-row>
      </table:table>
      <text:p text:style-name="Text_20_body"/>
      <text:p text:style-name="P21"><text:span text:style-name="T19">Yhdistää matkalaisen lokimerkintään. </text:span>Kuvaa matkalaisen siirtoa. Siirto voi olla joko ”grab” tai ”drop”. Matkalainen voidaan ottaa tai jättää geokätköön. Jos matkalainen on toisen käyttäjän hallussa ”grab”-tapauksessa, merkitään se fromuser -kenttään. ”Grab”-tapauksissa matkalainen siirtyy lokimerkinnän tehneelle käyttäjälle. ”Drop” tapahtuu vain kun matkalainen jätetään geokätkön sisälle. ”<text:span text:style-name="T19">Visit”-tapahtumalla voidaan myös kuvata matkalaisen ”vierailua” geokätköllä. Voidaan myös liittää pelkkä tekstikommentti matkalaiseen ”Comment”-tapahtumalla. ”Create”-tapahtuma luodaan samalla kuin matkalainen luodaan, se määrittää matkalaisen alkusijainniksi sen luoma käyttäjä. Matkalaisen sijainti saadaan selville ottamalla viimeisin lokimerkintä, joka muutti matkalaisen sijaintia. (grab, drop tai create);</text:span></text:p>
      <text:h text:style-name="P65" text:outline-level="1"><text:bookmark-start text:name="__RefHeading__740_6788648"/>Relaatiotietokantakaavio<text:bookmark-end text:name="__RefHeading__740_6788648"/></text:h>
      <text:h text:style-name="P59" text:outline-level="1"><draw:frame draw:style-name="fr5" draw:name="Image3" text:anchor-type="paragraph" svg:x="-0.0799in" svg:y="-0.0098in" svg:width="6.3543in" svg:height="4.7307in" draw:z-index="7"><draw:image xlink:href="../databasechart.png" xlink:type="simple" xlink:show="embed" xlink:actuate="onLoad"/></draw:frame><text:bookmark-start text:name="__RefHeading__742_6788648"/>Järjestelmän yleisrakenne<text:bookmark-end text:name="__RefHeading__742_6788648"/></text:h>
      <text:p text:style-name="P20"><text:span text:style-name="T21">Projekti noudattaa MVC-mallia. </text:span>Kontrollerit sijaitsevat projektin juuressa. Mallit ovat hakemistossa <text:span text:style-name="T13">libs/models/</text:span>, ja näkymät hakemistossa <text:span text:style-name="T13">views/</text:span>. Apukirjastot ovat <text:span text:style-name="T13">libs/</text:span> -hakemistossa.</text:p>
      <text:h text:style-name="P60" text:outline-level="1"><text:bookmark-start text:name="__RefHeading__744_6788648"/><text:soft-page-break/>Käyttöliittymä<text:bookmark-end text:name="__RefHeading__744_6788648"/></text:h>
      <text:h text:style-name="P61" text:outline-level="1"><draw:frame draw:style-name="fr5" draw:name="Image2" text:anchor-type="paragraph" svg:x="-0.052in" svg:y="-0.0382in" svg:width="6.6929in" svg:height="3.1256in" draw:z-index="2"><draw:image xlink:href="../sivukartta.png" xlink:type="simple" xlink:show="embed" xlink:actuate="onLoad"/></draw:frame></text:h>
      <text:h text:style-name="P66" text:outline-level="1"><text:bookmark-start text:name="__RefHeading__746_6788648"/>Asennustiedot<text:bookmark-end text:name="__RefHeading__746_6788648"/></text:h>
      <text:p text:style-name="Text_20_body"><text:span text:style-name="T12">Kopioi projektin kansio hakemisto webbipalvelimen hakemistoon. Alusta tietokanta ajamalla komento </text:span><text:span text:style-name="T14">psql &lt; sql/create-tables.sql</text:span><text:span text:style-name="T15"> </text:span>projektin hakemistosta.</text:p>
      <text:h text:style-name="Heading_20_1" text:outline-level="1"><text:bookmark-start text:name="__RefHeading__748_6788648"/>Käynnistys / Käyttöohje<text:bookmark-end text:name="__RefHeading__748_6788648"/></text:h>
      <text:p text:style-name="P18">Sovellus on pystyssä osoittee<text:span text:style-name="T17">ss</text:span>a <text:a xlink:type="simple" xlink:href="http://axwikstr.users.cs.helsinki.fi/geocachedb/index.php">http://axwikstr.users.cs.helsinki.fi/geocachedb/index.php</text:a>. Kirjaudu sisään oikean yläkulman Login-linkillä.</text:p>
      <text:p text:style-name="P18">Kun järjestelmään lisätään uusi geokätkö, sitä ei julkaista kaikkien näkyville ennen kuin yll<text:span text:style-name="T16">ä</text:span>pitäjä on julkaissut sen.</text:p>
      <text:p text:style-name="P19">Kohteiden tietosivuilla näkyvät vain käyttäjälle relevantit toiminnot.</text:p>
      <text:p text:style-name="P18">Tällä hetkellä voi etsiä geokätköjä kahdella tavalla, <text:span text:style-name="T16">nimen ja tilan yhdistelmällä tai koordinaatilla. Koordinaateilla etsiessä kätköt järjestetään etäisyyden mukaan.</text:span> Muu kuin ylläpitäjä ei voi nähdä julkaisemattomia geokätköj<text:span text:style-name="T16">ä</text:span>.</text:p>
      <text:p text:style-name="P52">Kun matkalaista otetaan kätköstä, tarvitaan sen seurantakoodi. Koodi näkyy pelkästään matkalaisen luoneelle käyttäjälle matkalaisen tietosivulla. Testaustarkoituksissa koodin voi katsoa tietokannasta connectiontest-ohjelmalla.</text:p>
      <text:h text:style-name="P62" text:outline-level="1">Testaus ja tunnetut bugit</text:h>
      <text:p text:style-name="P53">Ohjelmistoa on testattu käsin sen kehityksen aikana. Monimutkaisemmat tietokantakyselyt on kokeiltu tietokannan komentoriviltä.</text:p>
      <text:p text:style-name="P53">Vakavia bugeja ei pitäisi löytyä...</text:p>
      <text:h text:style-name="P67" text:outline-level="2">Jatkokehitysideat</text:h>
      <text:p text:style-name="P53">Ohjelmistoon oli suunniteltu ns. ”täggäämisjärjestelmä” geokätköille ja matkalaisille. Ne olisivat lisättäviä lokimerkinnän yhteydessä. Ne voivat ilmaista tilaa, esim. jos kätkön lokikirja on täynnä tai matkalainen on kadonnut. Ne voivat myös olla ns. attribuutteja kätköille esim. lapsiystävällinen tai melkein mitä vaan.</text:p>
      <text:p text:style-name="P53">Matkalaisten matkustettu etäisyys ei ole implementoitu. Se onnist<text:span text:style-name="T24">unee tietokannan funktiolla.</text:span></text:p>
      <text:p text:style-name="P54">Myös pieniä käyttöliittymään liittyviä toimintoja, kuten sivutus ei ole ohjelmistossa.</text:p>
      <text:h text:style-name="P63" text:outline-level="1">Omat kokemukset</text:h>
      <text:p text:style-name="P55">Tietokannan suunnittelu pisti mietityttämään. Kehityksen edetessä tietokannan rakenne yksinkertaistui ja taulujen määrä laski 7:stä 5:e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WenQuanYi Zen Hei"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WenQuanYi Zen Hei"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Kuva" style:family="paragraph" style:parent-style-name="Caption"/>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text:page-number text:select-page="current">11</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20:41:03.527014920</meta:creation-date>
    <dc:date>2014-04-30T15:42:29.473581740</dc:date>
    <meta:editing-duration>PT11H54M20S</meta:editing-duration>
    <meta:editing-cycles>51</meta:editing-cycles>
    <meta:generator>LibreOffice/4.2.3.3$Linux_X86_64 LibreOffice_project/420m0$Build-3</meta:generator>
    <meta:document-statistic meta:table-count="5" meta:image-count="4" meta:object-count="0" meta:page-count="11" meta:paragraph-count="202" meta:word-count="1262" meta:character-count="11282" meta:non-whitespace-character-count="11280"/>
  </office:meta>
</office:document-meta>
</file>